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Times New Roman1" fo:letter-spacing="normal" fo:font-style="normal"/>
    </style:style>
    <style:style style:name="P2" style:family="paragraph" style:parent-style-name="Text_20_body" style:list-style-name="L2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" style:family="paragraph" style:parent-style-name="Text_20_body" style:list-style-name="L3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" style:family="paragraph" style:parent-style-name="Text_20_body" style:list-style-name="L4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5" style:family="paragraph" style:parent-style-name="Text_20_body" style:list-style-name="L5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6" style:family="paragraph" style:parent-style-name="Text_20_body" style:list-style-name="L6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7" style:family="paragraph" style:parent-style-name="Text_20_body" style:list-style-name="L7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8" style:family="paragraph" style:parent-style-name="Text_20_body" style:list-style-name="L8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9" style:family="paragraph" style:parent-style-name="Text_20_body" style:list-style-name="L10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0" style:family="paragraph" style:parent-style-name="Text_20_body" style:list-style-name="L11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1" style:family="paragraph" style:parent-style-name="Text_20_body" style:list-style-name="L12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2" style:family="paragraph" style:parent-style-name="Text_20_body" style:list-style-name="L13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3" style:family="paragraph" style:parent-style-name="Text_20_body" style:list-style-name="L15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4" style:family="paragraph" style:parent-style-name="Text_20_body" style:list-style-name="L16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5" style:family="paragraph" style:parent-style-name="Text_20_body" style:list-style-name="L17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6" style:family="paragraph" style:parent-style-name="Text_20_body" style:list-style-name="L18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7" style:family="paragraph" style:parent-style-name="Text_20_body" style:list-style-name="L22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8" style:family="paragraph" style:parent-style-name="Text_20_body" style:list-style-name="L23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19" style:family="paragraph" style:parent-style-name="Text_20_body" style:list-style-name="L4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881a8" officeooo:paragraph-rsid="001881a8"/>
    </style:style>
    <style:style style:name="P20" style:family="paragraph" style:parent-style-name="Text_20_body" style:list-style-name="L6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881a8" officeooo:paragraph-rsid="001881a8"/>
    </style:style>
    <style:style style:name="P21" style:family="paragraph" style:parent-style-name="Text_20_body" style:list-style-name="L7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881a8" officeooo:paragraph-rsid="001881a8"/>
    </style:style>
    <style:style style:name="P22" style:family="paragraph" style:parent-style-name="Text_20_body" style:list-style-name="L9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bbfde" officeooo:paragraph-rsid="001bbfde"/>
    </style:style>
    <style:style style:name="P23" style:family="paragraph" style:parent-style-name="Text_20_body" style:list-style-name="L11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bbfde" officeooo:paragraph-rsid="001bbfde"/>
    </style:style>
    <style:style style:name="P24" style:family="paragraph" style:parent-style-name="Text_20_body" style:list-style-name="L14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e5e3f" officeooo:paragraph-rsid="001e5e3f"/>
    </style:style>
    <style:style style:name="P25" style:family="paragraph" style:parent-style-name="Text_20_body" style:list-style-name="L18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22fc7b" officeooo:paragraph-rsid="0022fc7b"/>
    </style:style>
    <style:style style:name="P26" style:family="paragraph" style:parent-style-name="Text_20_body" style:list-style-name="L9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bold" style:font-weight-asian="bold" style:font-weight-complex="bold"/>
    </style:style>
    <style:style style:name="P27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28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29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0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1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2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3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4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5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6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7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8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39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0" style:family="paragraph" style:parent-style-name="Text_20_body" style:list-style-name="L15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1" style:family="paragraph" style:parent-style-name="Text_20_body" style:list-style-name="L16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2" style:family="paragraph" style:parent-style-name="Text_20_body" style:list-style-name="L17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3" style:family="paragraph" style:parent-style-name="Text_20_body" style:list-style-name="L18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4" style:family="paragraph" style:parent-style-name="Text_20_body" style:list-style-name="L19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5" style:family="paragraph" style:parent-style-name="Text_20_body" style:list-style-name="L19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paragraph-rsid="002373dc"/>
    </style:style>
    <style:style style:name="P46" style:family="paragraph" style:parent-style-name="Text_20_body" style:list-style-name="L20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7" style:family="paragraph" style:parent-style-name="Text_20_body" style:list-style-name="L21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8" style:family="paragraph" style:parent-style-name="Text_20_body" style:list-style-name="L22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9" style:family="paragraph" style:parent-style-name="Text_20_body" style:list-style-name="L23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50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a5209" officeooo:paragraph-rsid="001a5209"/>
    </style:style>
    <style:style style:name="P51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a5209" officeooo:paragraph-rsid="001a5209"/>
    </style:style>
    <style:style style:name="P52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c8f93" officeooo:paragraph-rsid="001c8f93"/>
    </style:style>
    <style:style style:name="P53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1e5e3f" officeooo:paragraph-rsid="001e5e3f"/>
    </style:style>
    <style:style style:name="P54" style:family="paragraph" style:parent-style-name="Text_20_body" style:list-style-name="L15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200244" officeooo:paragraph-rsid="00200244"/>
    </style:style>
    <style:style style:name="P55" style:family="paragraph" style:parent-style-name="Text_20_body" style:list-style-name="L15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2034db" officeooo:paragraph-rsid="002034db"/>
    </style:style>
    <style:style style:name="P56" style:family="paragraph" style:parent-style-name="Text_20_body" style:list-style-name="L15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210f67" officeooo:paragraph-rsid="00210f67"/>
    </style:style>
    <style:style style:name="P57" style:family="paragraph" style:parent-style-name="Text_20_body" style:list-style-name="L17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22fc7b" officeooo:paragraph-rsid="0022fc7b"/>
    </style:style>
    <style:style style:name="P58" style:family="paragraph" style:parent-style-name="Text_20_body" style:list-style-name="L18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22fc7b" officeooo:paragraph-rsid="0022fc7b"/>
    </style:style>
    <style:style style:name="P59" style:family="paragraph" style:parent-style-name="Text_20_body" style:list-style-name="L20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2373dc" officeooo:paragraph-rsid="002373dc"/>
    </style:style>
    <style:style style:name="P60" style:family="paragraph" style:parent-style-name="Text_20_body" style:list-style-name="L23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normal" officeooo:rsid="0028802c" officeooo:paragraph-rsid="0028802c"/>
    </style:style>
    <style:style style:name="P61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normal" fo:font-weight="bold"/>
    </style:style>
    <style:style style:name="P62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italic" fo:font-weight="normal"/>
    </style:style>
    <style:style style:name="P63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style:use-window-font-color="true" style:font-name="Times New Roman1" fo:font-size="14pt" fo:letter-spacing="normal" fo:font-style="italic" fo:font-weight="normal" officeooo:rsid="001881a8" officeooo:paragraph-rsid="001881a8"/>
    </style:style>
    <style:style style:name="P64" style:family="paragraph" style:parent-style-name="Text_20_body" style:list-style-name="L19">
      <style:paragraph-properties fo:margin-top="0in" fo:margin-bottom="0in" loext:contextual-spacing="false" fo:orphans="2" fo:widows="2"/>
      <style:text-properties fo:font-variant="normal" fo:text-transform="none" style:use-window-font-color="true" fo:letter-spacing="normal"/>
    </style:style>
    <style:style style:name="P65" style:family="paragraph" style:parent-style-name="Text_20_body" style:list-style-name="L21">
      <style:paragraph-properties fo:margin-top="0in" fo:margin-bottom="0in" loext:contextual-spacing="false" fo:orphans="2" fo:widows="2"/>
      <style:text-properties fo:font-variant="normal" fo:text-transform="none" style:use-window-font-color="true" fo:letter-spacing="normal"/>
    </style:style>
    <style:style style:name="P66" style:family="paragraph" style:parent-style-name="Text_20_body" style:list-style-name="L17">
      <style:paragraph-properties fo:margin-top="0in" fo:margin-bottom="0in" loext:contextual-spacing="false" fo:orphans="2" fo:widows="2"/>
    </style:style>
    <style:style style:name="P67" style:family="paragraph" style:parent-style-name="Text_20_body" style:list-style-name="L17">
      <style:paragraph-properties fo:margin-top="0in" fo:margin-bottom="0in" loext:contextual-spacing="false" fo:orphans="2" fo:widows="2"/>
      <style:text-properties officeooo:rsid="0022fc7b" officeooo:paragraph-rsid="0022fc7b"/>
    </style:style>
    <style:style style:name="P68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use-window-font-color="true" style:font-name="Times New Roman1" fo:font-size="14pt" fo:letter-spacing="normal" fo:font-style="normal" fo:font-weight="bold"/>
    </style:style>
    <style:style style:name="P69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use-window-font-color="true" style:font-name="Times New Roman1" fo:font-size="14pt" fo:letter-spacing="normal" fo:font-style="normal" fo:font-weight="bold"/>
    </style:style>
    <style:style style:name="P70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71" style:family="paragraph" style:parent-style-name="Text_20_body" style:list-style-name="L14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72" style:family="paragraph" style:parent-style-name="text" style:list-style-name="L1">
      <style:text-properties style:use-window-font-color="true" officeooo:rsid="0015aa7a"/>
    </style:style>
    <style:style style:name="P73" style:family="paragraph" style:parent-style-name="Heading_20_1" style:list-style-name="L1">
      <style:text-properties fo:font-variant="normal" fo:text-transform="none" style:use-window-font-color="true" style:font-name="Times New Roman1" fo:letter-spacing="normal" fo:font-style="normal" officeooo:rsid="0015aa7a"/>
    </style:style>
    <style:style style:name="T1" style:family="text">
      <style:text-properties fo:font-style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fo:font-size="14pt" fo:font-style="normal" fo:font-weight="normal"/>
    </style:style>
    <style:style style:name="T4" style:family="text">
      <style:text-properties officeooo:rsid="001881a8"/>
    </style:style>
    <style:style style:name="T5" style:family="text"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T6" style:family="text">
      <style:text-properties officeooo:rsid="001bbfde"/>
    </style:style>
    <style:style style:name="T7" style:family="text">
      <style:text-properties officeooo:rsid="001c8f93"/>
    </style:style>
    <style:style style:name="T8" style:family="text">
      <style:text-properties officeooo:rsid="00210f6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73dc"/>
    </style:style>
    <style:style style:name="T11" style:family="text">
      <style:text-properties officeooo:rsid="0024fa4d"/>
    </style:style>
    <style:style style:name="T12" style:family="text">
      <style:text-properties officeooo:rsid="002880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9638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72328149" text:style-name="L1">
        <text:list-item>
          <text:h text:style-name="P73" text:outline-level="1">Vznik kapitalistické společnosti</text:h>
        </text:list-item>
      </text:list>
      <text:list xml:id="list2985681071" text:style-name="L2">
        <text:list-item>
          <text:p text:style-name="P27">Nové politické směry</text:p>
        </text:list-item>
        <text:list-item>
          <text:p text:style-name="P2">(učebnice str. 100 – 106)</text:p>
        </text:list-item>
      </text:list>
      <text:h text:style-name="P1" text:outline-level="1">Liberalismus</text:h>
      <text:list xml:id="list1038033705" text:style-name="L3">
        <text:list-item>
          <text:p text:style-name="P28">svobodný občan, svoboda slova, podnikání</text:p>
        </text:list-item>
        <text:list-item>
          <text:p text:style-name="P28">rovná občanská práva</text:p>
        </text:list-item>
        <text:list-item>
          <text:p text:style-name="P28">svoboda svědomí (vyznání)</text:p>
        </text:list-item>
        <text:list-item>
          <text:p text:style-name="P28">neomezován státem</text:p>
        </text:list-item>
        <text:list-item>
          <text:p text:style-name="P28">ochrana majetku</text:p>
        </text:list-item>
        <text:list-item>
          <text:p text:style-name="P28">politická moc pro ty, kteří platí daně - census</text:p>
        </text:list-item>
        <text:list-item>
          <text:p text:style-name="P3">svoboda jednoho občana končí tam, kde začíná svoboda druhých</text:p>
        </text:list-item>
      </text:list>
      <text:h text:style-name="P1" text:outline-level="1">Ekonomický liberalismus</text:h>
      <text:list xml:id="list1056938479" text:style-name="L4">
        <text:list-item>
          <text:p text:style-name="P62">laissez-faire, laissez-passer</text:p>
          <text:list>
            <text:list-item>
              <text:p text:style-name="P63">francouzsky: nechte to běžet → nezasahujte do ekonomiky</text:p>
            </text:list-item>
          </text:list>
        </text:list-item>
        <text:list-item>
          <text:p text:style-name="P29">zásada volné soutěže</text:p>
        </text:list-item>
        <text:list-item>
          <text:p text:style-name="P29">svobodný trh</text:p>
        </text:list-item>
        <text:list-item>
          <text:p text:style-name="P4">stát nezasahuje do ekonomiky ani do vztahu „zaměstnavatel-zaměstnanec“</text:p>
          <text:list>
            <text:list-item>
              <text:p text:style-name="P19">neexistuje pojištění, důchod , ochrana dělníků … </text:p>
            </text:list-item>
          </text:list>
        </text:list-item>
      </text:list>
      <text:h text:style-name="P1" text:outline-level="1">Demokratické hnutí</text:h>
      <text:list xml:id="list2542980680" text:style-name="L5">
        <text:list-item>
          <text:p text:style-name="P30">oddělilo se od liberalismu</text:p>
        </text:list-item>
        <text:list-item>
          <text:p text:style-name="P30">vychází z J. J. Rouseaua</text:p>
        </text:list-item>
        <text:list-item>
          <text:p text:style-name="P30">každý občan bez rozdílu majetku má mít podíl na politickém rozhodování</text:p>
        </text:list-item>
        <text:list-item>
          <text:p text:style-name="P5">všeobecné volební právo</text:p>
        </text:list-item>
      </text:list>
      <text:h text:style-name="P1" text:outline-level="1">Radikální demokraté</text:h>
      <text:list xml:id="list4173627724" text:style-name="L6">
        <text:list-item>
          <text:p text:style-name="P31">sociální reformy</text:p>
        </text:list-item>
        <text:list-item>
          <text:p text:style-name="P31">demokracie má vyřešit sociální problémy <text:span text:style-name="T4">(chudoba, nezaměstannost)</text:span></text:p>
        </text:list-item>
        <text:list-item>
          <text:p text:style-name="P31">podpora řemeslníků</text:p>
        </text:list-item>
        <text:list-item>
          <text:p text:style-name="P6">podpora dělníků</text:p>
        </text:list-item>
        <text:list-item>
          <text:p text:style-name="P20"><text:soft-page-break/>samosprávy</text:p>
        </text:list-item>
      </text:list>
      <text:h text:style-name="P1" text:outline-level="1">Utopický socialismus</text:h>
      <text:list xml:id="list2204095879" text:style-name="L7">
        <text:list-item>
          <text:p text:style-name="P61">Claude Henri de Saint-Simon</text:p>
          <text:list>
            <text:list-item>
              <text:p text:style-name="P32">kolektivní vlastnictví</text:p>
            </text:list-item>
            <text:list-item>
              <text:p text:style-name="P32">všichni pracují</text:p>
            </text:list-item>
            <text:list-item>
              <text:p text:style-name="P7">křesťanská solidarita <text:span text:style-name="T4">(láska k bližnímu) → nemohou vykořisťovat</text:span></text:p>
            </text:list-item>
            <text:list-item>
              <text:p text:style-name="P21">sociálně spravedlivá společnost</text:p>
            </text:list-item>
          </text:list>
        </text:list-item>
      </text:list>
      <text:list xml:id="list979270415" text:style-name="L8">
        <text:list-item>
          <text:p text:style-name="P68">Charles Fourier</text:p>
          <text:list>
            <text:list-item>
              <text:p text:style-name="P33">kupec z Lyonu =&gt; kritika obchodu</text:p>
            </text:list-item>
            <text:list-item>
              <text:p text:style-name="P33">velkoobchod a průmysl = nehumánní</text:p>
            </text:list-item>
            <text:list-item>
              <text:p text:style-name="P33">falangy</text:p>
              <text:list>
                <text:list-item>
                  <text:p text:style-name="P50">družstva, dělení rovným dílem</text:p>
                </text:list-item>
              </text:list>
            </text:list-item>
            <text:list-item>
              <text:p text:style-name="P8">povinnost pracovat</text:p>
            </text:list-item>
          </text:list>
        </text:list-item>
      </text:list>
      <text:list xml:id="list2478798521" text:style-name="L9">
        <text:list-item>
          <text:p text:style-name="P69">Robert Owen</text:p>
          <text:list>
            <text:list-item>
              <text:p text:style-name="P34">továrník</text:p>
            </text:list-item>
            <text:list-item>
              <text:p text:style-name="P34">industrializace = nutná</text:p>
            </text:list-item>
            <text:list-item>
              <text:p text:style-name="P34">sociální zabezpečení</text:p>
            </text:list-item>
            <text:list-item>
              <text:p text:style-name="P51">podpora (invalidní důchod, důchod)</text:p>
            </text:list-item>
            <text:list-item>
              <text:p text:style-name="P34">člověk = výtvorem společenského prostředí: školy, čítárny</text:p>
            </text:list-item>
            <text:list-item>
              <text:p text:style-name="P34">odstranil práci dětí</text:p>
            </text:list-item>
            <text:list-item>
              <text:p text:style-name="P51">zkrachoval </text:p>
              <text:list>
                <text:list-item>
                  <text:p text:style-name="P51">ostatní továrníci nechtěli reformy → potopili ho</text:p>
                </text:list-item>
              </text:list>
            </text:list-item>
          </text:list>
        </text:list-item>
        <text:list-item>
          <text:p text:style-name="P26">František Matouš Klácel</text:p>
          <text:list>
            <text:list-item>
              <text:p text:style-name="P22">mnich v Brně</text:p>
            </text:list-item>
            <text:list-item>
              <text:p text:style-name="P22">moravský obrozenec</text:p>
            </text:list-item>
            <text:list-item>
              <text:p text:style-name="P22">snaha o založení utopického společenství v Americe</text:p>
              <text:list>
                <text:list-item>
                  <text:p text:style-name="P22">neúspěch</text:p>
                </text:list-item>
              </text:list>
            </text:list-item>
          </text:list>
        </text:list-item>
      </text:list>
      <text:h text:style-name="P1" text:outline-level="1">Význam</text:h>
      <text:list xml:id="list599477028" text:style-name="L10">
        <text:list-item>
          <text:p text:style-name="P35">analýza příčin sociální nerovnosti</text:p>
        </text:list-item>
        <text:list-item>
          <text:p text:style-name="P35">liberalismus sám nemůže vytvořit spravedlivou společnost</text:p>
        </text:list-item>
        <text:list-item>
          <text:p text:style-name="P9">navázaly další programy</text:p>
        </text:list-item>
      </text:list>
      <text:h text:style-name="P1" text:outline-level="1"><text:soft-page-break/><text:span text:style-name="T6">Francouzští </text:span>Socialisté</text:h>
      <text:list xml:id="list1632947950" text:style-name="L11">
        <text:list-item>
          <text:p text:style-name="P36">Pierre Joseph Proudhon</text:p>
          <text:list>
            <text:list-item>
              <text:p text:style-name="P36">velké vlastnictví = krádež <text:span text:style-name="T6">(musel se obohatit nezákonně, prací to nelze)</text:span></text:p>
            </text:list-item>
            <text:list-item>
              <text:p text:style-name="P36">drobní výrobci</text:p>
            </text:list-item>
            <text:list-item>
              <text:p text:style-name="P10">sdružují se =&gt; <text:span text:style-name="T6">družstva =&gt;</text:span> stát je zbytečný</text:p>
            </text:list-item>
            <text:list-item>
              <text:p text:style-name="P23">společnost má rozdělovat to, co je vyrobeno</text:p>
            </text:list-item>
          </text:list>
        </text:list-item>
      </text:list>
      <text:list xml:id="list3694364414" text:style-name="L12">
        <text:list-item>
          <text:p text:style-name="P70">August Blanqui</text:p>
          <text:list>
            <text:list-item>
              <text:p text:style-name="P37">vycházel u utopických socialistů</text:p>
            </text:list-item>
            <text:list-item>
              <text:p text:style-name="P37">industrializace = nutností</text:p>
            </text:list-item>
            <text:list-item>
              <text:p text:style-name="P37">společnost má kontrolovat a rozdělovat</text:p>
            </text:list-item>
            <text:list-item>
              <text:p text:style-name="P11">revoluce, v čele intelektuálové <text:span text:style-name="T6">(pracující neví, co chcou)</text:span></text:p>
            </text:list-item>
          </text:list>
        </text:list-item>
      </text:list>
      <text:h text:style-name="P1" text:outline-level="1">Vědecký socialismus <text:span text:style-name="T7">(Marxismus)</text:span></text:h>
      <text:list xml:id="list2405933982" text:style-name="L13">
        <text:list-item>
          <text:p text:style-name="P38">Karel Marx <text:span text:style-name="T7">(syn advokáta)</text:span>, Fridrich <text:span text:style-name="T7">(Bedřich)</text:span> Engels <text:span text:style-name="T7">(syn továrníka, návštěva Anglie, bohatý)</text:span></text:p>
        </text:list-item>
        <text:list-item>
          <text:p text:style-name="P38">zdroje:</text:p>
          <text:list>
            <text:list-item>
              <text:p text:style-name="P38">utopický socialismus</text:p>
            </text:list-item>
            <text:list-item>
              <text:p text:style-name="P38">anglická polit. Ekonomie <text:span text:style-name="T7">(špatné zacházení s dělnictvem)</text:span></text:p>
            </text:list-item>
            <text:list-item>
              <text:p text:style-name="P38">G. W. F. Hegel <text:span text:style-name="T7">(idealistický filosof, přednášel Marxovi)</text:span></text:p>
            </text:list-item>
          </text:list>
        </text:list-item>
        <text:list-item>
          <text:p text:style-name="P52">program: 1848 – Manifest komunistické strany (svaz komunistů v Londýně)</text:p>
        </text:list-item>
        <text:list-item>
          <text:p text:style-name="P38">hybné síly dějin: buržoazie x proletariát</text:p>
        </text:list-item>
        <text:list-item>
          <text:p text:style-name="P12">revoluce není spiknutí, <text:span text:style-name="T7">nutnost podpory uvědomělého proletariátu</text:span></text:p>
        </text:list-item>
      </text:list>
      <text:list xml:id="list2656655694" text:style-name="L14">
        <text:list-item>
          <text:p text:style-name="P71">společenské vlastnictví výrobních prostředků <text:span text:style-name="T7">(neexistuje soukromé vlastnictví)</text:span></text:p>
        </text:list-item>
        <text:list-item>
          <text:p text:style-name="P39">po neúspěšné revoluci 1848/49 umírněnější názory</text:p>
        </text:list-item>
        <text:list-item>
          <text:p text:style-name="P39"><text:span text:style-name="T2">vliv na mezinárodní organizace dělníků</text:span>:</text:p>
        </text:list-item>
        <text:list-item>
          <text:p text:style-name="P39">1864 – I. Internacionála v Londýně</text:p>
        </text:list-item>
        <text:list-item>
          <text:p text:style-name="P39">1889 – II. Internacionála v Paříži</text:p>
          <text:list>
            <text:list-item>
              <text:p text:style-name="P53">při příležitosti 100 výročí VFR</text:p>
            </text:list-item>
            <text:list-item>
              <text:p text:style-name="P53">domlouvání na programu</text:p>
            </text:list-item>
            <text:list-item>
              <text:p text:style-name="P53">rozpad při 1. sv válce (pohrdali nacionalismem)</text:p>
            </text:list-item>
          </text:list>
        </text:list-item>
        <text:list-item>
          <text:p text:style-name="P39">1919 – III. Internacionála v Moskvě (Kominterna)</text:p>
          <text:list>
            <text:list-item>
              <text:list>
                <text:list-item>
                  <text:list>
                    <text:list-item>
                      <text:p text:style-name="P24">sdružování Ruských komunistů</text:p>
                    </text:list-item>
                    <text:list-item>
                      <text:p text:style-name="P24">lidé měli idealistické představy o jejich fungování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oft-page-break/>Socialistická internacionála</text:p>
          <text:list>
            <text:list-item>
              <text:p text:style-name="P24">dodnes</text:p>
            </text:list-item>
            <text:list-item>
              <text:p text:style-name="P24">sdružení sociálně demokratických stran</text:p>
            </text:list-item>
          </text:list>
        </text:list-item>
      </text:list>
      <text:h text:style-name="P1" text:outline-level="1">Anarchisté</text:h>
      <text:list xml:id="list2829430995" text:style-name="L15">
        <text:list-item>
          <text:p text:style-name="P54">An arche = ne vláda</text:p>
        </text:list-item>
        <text:list-item>
          <text:p text:style-name="P40">Michail Bakunin</text:p>
        </text:list-item>
        <text:list-item>
          <text:p text:style-name="P40">stát = zlem</text:p>
        </text:list-item>
        <text:list-item>
          <text:p text:style-name="P40">zničení státu → osvobození člověka</text:p>
          <text:list>
            <text:list-item>
              <text:p text:style-name="P55">politické atentáty</text:p>
              <text:list>
                <text:list-item>
                  <text:p text:style-name="P56">velký omyl – odstraněním jednotlivce se režim nezmění</text:p>
                </text:list-item>
              </text:list>
            </text:list-item>
          </text:list>
        </text:list-item>
        <text:list-item>
          <text:p text:style-name="P40">sociální spravedlnost</text:p>
        </text:list-item>
        <text:list-item>
          <text:p text:style-name="P40">sdružování do malých obcí – dobrovolné federace – komuny</text:p>
        </text:list-item>
        <text:list-item>
          <text:p text:style-name="P13">krajní křídlo – politické atentáty</text:p>
        </text:list-item>
      </text:list>
      <text:h text:style-name="P1" text:outline-level="1">Nový názor na národ</text:h>
      <text:list xml:id="list2078879043" text:style-name="L16">
        <text:list-item>
          <text:p text:style-name="P41">pospolitost rovných občanů <text:span text:style-name="T8">(rovné občanská práva)</text:span></text:p>
        </text:list-item>
        <text:list-item>
          <text:p text:style-name="P41">společná minulost</text:p>
        </text:list-item>
        <text:list-item>
          <text:p text:style-name="P41">národní zájmy <text:span text:style-name="T8">(snaha o osvobození z područí)</text:span></text:p>
        </text:list-item>
        <text:list-item>
          <text:p text:style-name="P41">každý vlastenec slouží národu</text:p>
        </text:list-item>
        <text:list-item>
          <text:p text:style-name="P41">Johann Gottrfried Herder</text:p>
          <text:list>
            <text:list-item>
              <text:p text:style-name="P41"><text:span text:style-name="T9">jazyk</text:span>, lidová kultura</text:p>
            </text:list-item>
          </text:list>
        </text:list-item>
        <text:list-item>
          <text:p text:style-name="P14">Národní hnutí – Čechy, Morava, Slovensko, Uhersko, Norsko, Chorvatsko aj.</text:p>
        </text:list-item>
      </text:list>
      <text:h text:style-name="P1" text:outline-level="1">Průmyslová revoluce</text:h>
      <text:list xml:id="list276066934" text:style-name="L17">
        <text:list-item>
          <text:p text:style-name="P66"><text:span text:style-name="T5">James Watt - parní stroj</text:span></text:p>
          <text:list>
            <text:list-item>
              <text:p text:style-name="P67"><text:span text:style-name="T5">doposud – vodní kolo, koně</text:span></text:p>
            </text:list-item>
          </text:list>
        </text:list-item>
        <text:list-item>
          <text:p text:style-name="P42">vyšší nároky na suroviny</text:p>
        </text:list-item>
        <text:list-item>
          <text:p text:style-name="P42">rozvoj kolejové dopravy</text:p>
          <text:list>
            <text:list-item>
              <text:p text:style-name="P57">původně koňská</text:p>
            </text:list-item>
            <text:list-item>
              <text:p text:style-name="P57">již v 16. století</text:p>
            </text:list-item>
            <text:list-item>
              <text:p text:style-name="P42">Anglie 1825 – George Stephenson</text:p>
              <text:list>
                <text:list-item>
                  <text:p text:style-name="P57">parní lokomotiva</text:p>
                </text:list-item>
              </text:list>
            </text:list-item>
          </text:list>
        </text:list-item>
        <text:list-item>
          <text:p text:style-name="P15">vynález telegrafu</text:p>
        </text:list-item>
      </text:list>
      <text:h text:style-name="P1" text:outline-level="1"><text:soft-page-break/>Kolejová doprava u nás</text:h>
      <text:list xml:id="list1528741082" text:style-name="L18">
        <text:list-item>
          <text:p text:style-name="P43">koňská dráha</text:p>
        </text:list-item>
        <text:list-item>
          <text:p text:style-name="P43">František Gerstner</text:p>
        </text:list-item>
        <text:list-item>
          <text:p text:style-name="P43">1832 – České Budějovice – Linec</text:p>
          <text:list>
            <text:list-item>
              <text:p text:style-name="P58">dovoz soli</text:p>
            </text:list-item>
          </text:list>
        </text:list-item>
        <text:list-item>
          <text:p text:style-name="P16">1833 – Praha – Lány – Plzeň</text:p>
          <text:list>
            <text:list-item>
              <text:p text:style-name="P25">Dřevo z křivoklátských lesů</text:p>
            </text:list-item>
          </text:list>
        </text:list-item>
      </text:list>
      <text:h text:style-name="P1" text:outline-level="1">Parní železnice</text:h>
      <text:list xml:id="list670442452" text:style-name="L19">
        <text:list-item>
          <text:p text:style-name="P44">Vídeň – Halič:</text:p>
        </text:list-item>
        <text:list-item>
          <text:p text:style-name="P64"><text:span text:style-name="T3">1839 Vídeň – Brno – Olomouc – Opava</text:span></text:p>
        </text:list-item>
        <text:list-item>
          <text:p text:style-name="P45">Jan Perner</text:p>
          <text:list>
            <text:list-item>
              <text:p text:style-name="P45">1845 Olomouc – Praha</text:p>
            </text:list-item>
            <text:list-item>
              <text:p text:style-name="P44">1851 Praha – Drážďany</text:p>
            </text:list-item>
          </text:list>
        </text:list-item>
      </text:list>
      <text:h text:style-name="P1" text:outline-level="1">Význam zavádění strojů</text:h>
      <text:list xml:id="list1400914141" text:style-name="L20">
        <text:list-item>
          <text:p text:style-name="P46">anglické nebo jejich modely <text:span text:style-name="T10">(kopírování)</text:span></text:p>
        </text:list-item>
        <text:list-item>
          <text:p text:style-name="P46">Belgie, Francie</text:p>
        </text:list-item>
        <text:list-item>
          <text:p text:style-name="P46">Porýní, Sasko, české země (Brno 1822-24 H. A. Luz)</text:p>
        </text:list-item>
        <text:list-item>
          <text:p text:style-name="P59">bouře dělníků – rozbíjení strojů</text:p>
        </text:list-item>
        <text:list-item>
          <text:p text:style-name="P46">pol. 19. stol .  růst koupěschopnosti obyvatel</text:p>
          <text:list>
            <text:list-item>
              <text:p text:style-name="P46">růst spotřeby textilu (Brno, Liberec)</text:p>
            </text:list-item>
          </text:list>
        </text:list-item>
        <text:list-item>
          <text:p text:style-name="P46">do r. 1846 62 hutí</text:p>
        </text:list-item>
      </text:list>
      <text:h text:style-name="P1" text:outline-level="1">Kritika sociálních křivd</text:h>
      <text:list xml:id="list200030542" text:style-name="L22">
        <text:list-item>
          <text:p text:style-name="P48">stát chce zákonodárství omezující vykořisťování <text:span text:style-name="T11">(nesouhlas továrníků)</text:span></text:p>
        </text:list-item>
        <text:list-item>
          <text:p text:style-name="P48">křesťanská sdružení – <text:span text:style-name="T11">kritika vykořisťování</text:span></text:p>
        </text:list-item>
        <text:list-item>
          <text:p text:style-name="P48">dělnická sdružení</text:p>
        </text:list-item>
        <text:list-item>
          <text:p text:style-name="P48">konzervativci x liberálům</text:p>
        </text:list-item>
        <text:list-item>
          <text:p text:style-name="P48">tradiční malovýrobci</text:p>
        </text:list-item>
        <text:list-item>
          <text:p text:style-name="P17">radikální demokraté, socialisté</text:p>
        </text:list-item>
      </text:list>
      <text:h text:style-name="P1" text:outline-level="1">Protirobotní povstání</text:h>
      <text:list xml:id="list2466342603" text:style-name="L23">
        <text:list-item>
          <text:p text:style-name="P60">Robota stále zachována, i když vznikají továrny</text:p>
        </text:list-item>
        <text:list-item>
          <text:p text:style-name="P49"><text:soft-page-break/>1821 jižní Morava <text:span text:style-name="T12">(Znojemsko)</text:span></text:p>
          <text:list>
            <text:list-item>
              <text:p text:style-name="P60">potlačeno – mírně, bez trestů</text:p>
            </text:list-item>
          </text:list>
        </text:list-item>
        <text:list-item>
          <text:p text:style-name="P49">1831 východní Slovensko</text:p>
          <text:list>
            <text:list-item>
              <text:p text:style-name="P60">potlačeno</text:p>
            </text:list-item>
          </text:list>
        </text:list-item>
        <text:list-item>
          <text:p text:style-name="P49">Hospodářské změny  změny politické</text:p>
        </text:list-item>
        <text:list-item>
          <text:p text:style-name="P18">(po roce 1848/49)</text:p>
        </text:list-item>
      </text:list>
      <text:list xml:id="list133922306319644" text:continue-list="list3172328149" text:style-name="L1">
        <text:list-item>
          <text:p text:style-name="P7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0-09T13:38:57.855353018</dc:date>
    <meta:editing-duration>PT1H32M10S</meta:editing-duration>
    <meta:editing-cycles>23</meta:editing-cycles>
    <meta:generator>LibreOffice/6.0.6.2$Linux_X86_64 LibreOffice_project/00m0$Build-2</meta:generator>
    <meta:document-statistic meta:table-count="0" meta:image-count="0" meta:object-count="0" meta:page-count="6" meta:paragraph-count="158" meta:word-count="777" meta:character-count="4866" meta:non-whitespace-character-count="4360"/>
  </office:meta>
</office:document-meta>
</file>